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true"/>
    </style:style>
    <style:style style:name="ro2" style:family="table-row">
      <style:table-row-properties style:row-height="1.12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http://upload.wikimedia.org/math/7/7/d/77dafb06f9703e07915e68e4b07e5d81.png" draw:style-name="gr1" draw:text-style-name="P1" svg:width="0.681cm" svg:height="0.643cm" svg:x="2.257cm" svg:y="0cm">
            <draw:image xlink:href="http://upload.wikimedia.org/math/7/7/d/77dafb06f9703e07915e68e4b07e5d81.png" xlink:type="simple" xlink:show="embed" xlink:actuate="onLoad">
              <text:p/>
            </draw:image>
          </draw:frame>
          <draw:frame draw:z-index="1" draw:name="http://upload.wikimedia.org/math/c/a/2/ca2dbfe98fa3e831a786987f22943788.png" draw:style-name="gr1" draw:text-style-name="P1" svg:width="0.719cm" svg:height="0.643cm" svg:x="4.515cm" svg:y="0cm">
            <draw:image xlink:href="http://upload.wikimedia.org/math/c/a/2/ca2dbfe98fa3e831a786987f22943788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2" table:default-cell-style-name="Default"/>
        <table:table-column table:style-name="co1" table:number-columns-repeated="3" table:default-cell-style-name="ce3"/>
        <table:table-row table:style-name="ro1">
          <table:table-cell table:style-name="ce1" office:value-type="string">
            <text:p>Power Plant</text:p>
          </table:table-cell>
          <table:table-cell table:number-columns-repeated="2" table:style-name="ce2" office:value-type="string">
            <text:p> (°C)</text:p>
          </table:table-cell>
          <table:table-cell office:value-type="string">
            <text:p>T2,K</text:p>
          </table:table-cell>
          <table:table-cell office:value-type="string">
            <text:p>T1,K</text:p>
          </table:table-cell>
          <table:table-cell table:style-name="ce2" office:value-type="string">
            <text:p> (Carnot)</text:p>
          </table:table-cell>
          <table:table-cell table:style-name="ce2" office:value-type="string">
            <text:p> (Endoreversible)</text:p>
          </table:table-cell>
          <table:table-cell table:style-name="ce2" office:value-type="string">
            <text:p> (Observed)</text:p>
          </table:table-cell>
        </table:table-row>
        <table:table-row table:style-name="ro2">
          <table:table-cell office:value-type="string">
            <text:p><text:a xlink:href="http://en.wikipedia.org/wiki/West_Thurrock">West Thurrock</text:a> (<text:a xlink:href="http://en.wikipedia.org/wiki/United_Kingdom">UK</text:a>) <text:a xlink:href="http://en.wikipedia.org/wiki/Fossil_fuel_power_plant">coal-fired power plant</text:a></text:p>
          </table:table-cell>
          <table:table-cell office:value-type="float" office:value="25">
            <text:p>25</text:p>
          </table:table-cell>
          <table:table-cell office:value-type="float" office:value="565">
            <text:p>565</text:p>
          </table:table-cell>
          <table:table-cell table:formula="of:=[.B2]+273" office:value-type="float" office:value="298">
            <text:p>298</text:p>
          </table:table-cell>
          <table:table-cell table:formula="of:=[.C2]+273" office:value-type="float" office:value="838">
            <text:p>838</text:p>
          </table:table-cell>
          <table:table-cell table:formula="of:=ROUND(1-[.$D2]/[.$E2];2)" office:value-type="float" office:value="0.64">
            <text:p>0.64</text:p>
          </table:table-cell>
          <table:table-cell table:formula="of:=ROUND(1-SQRT([.$D2]/[.$E2]);2)" office:value-type="float" office:value="0.4">
            <text:p>0.4</text:p>
          </table:table-cell>
          <table:table-cell office:value-type="float" office:value="0.36">
            <text:p>0.36</text:p>
          </table:table-cell>
        </table:table-row>
        <table:table-row table:style-name="ro2">
          <table:table-cell office:value-type="string">
            <text:p><text:a xlink:href="http://en.wikipedia.org/wiki/CANDU_reactor">CANDU</text:a> (<text:a xlink:href="http://en.wikipedia.org/wiki/Canada">Canada</text:a>) <text:a xlink:href="http://en.wikipedia.org/wiki/Nuclear_power_plant">nuclear power plant</text:a></text:p>
          </table:table-cell>
          <table:table-cell office:value-type="float" office:value="25">
            <text:p>25</text:p>
          </table:table-cell>
          <table:table-cell office:value-type="float" office:value="300">
            <text:p>300</text:p>
          </table:table-cell>
          <table:table-cell table:formula="of:=[.B3]+273" office:value-type="float" office:value="298">
            <text:p>298</text:p>
          </table:table-cell>
          <table:table-cell table:formula="of:=[.C3]+273" office:value-type="float" office:value="573">
            <text:p>573</text:p>
          </table:table-cell>
          <table:table-cell table:formula="of:=ROUND(1-[.$D3]/[.$E3];2)" office:value-type="float" office:value="0.48">
            <text:p>0.48</text:p>
          </table:table-cell>
          <table:table-cell table:formula="of:=ROUND(1-SQRT([.$D3]/[.$E3]);2)" office:value-type="float" office:value="0.28">
            <text:p>0.28</text:p>
          </table:table-cell>
          <table:table-cell office:value-type="float" office:value="0.3">
            <text:p>0.3</text:p>
          </table:table-cell>
        </table:table-row>
        <table:table-row table:style-name="ro2">
          <table:table-cell office:value-type="string">
            <text:p><text:a xlink:href="http://en.wikipedia.org/wiki/Larderello">Larderello</text:a> (<text:a xlink:href="http://en.wikipedia.org/wiki/Italy">Italy</text:a>) <text:a xlink:href="http://en.wikipedia.org/wiki/Geothermal_power">geothermal power plant</text:a></text:p>
          </table:table-cell>
          <table:table-cell office:value-type="float" office:value="80">
            <text:p>80</text:p>
          </table:table-cell>
          <table:table-cell office:value-type="float" office:value="250">
            <text:p>250</text:p>
          </table:table-cell>
          <table:table-cell table:formula="of:=[.B4]+273" office:value-type="float" office:value="353">
            <text:p>353</text:p>
          </table:table-cell>
          <table:table-cell table:formula="of:=[.C4]+273" office:value-type="float" office:value="523">
            <text:p>523</text:p>
          </table:table-cell>
          <table:table-cell table:formula="of:=ROUND(1-[.$D4]/[.$E4];2)" office:value-type="float" office:value="0.33">
            <text:p>0.33</text:p>
          </table:table-cell>
          <table:table-cell table:formula="of:=ROUND(1-SQRT([.$D4]/[.$E4]);2)" office:value-type="float" office:value="0.18">
            <text:p>0.18</text:p>
          </table:table-cell>
          <table:table-cell office:value-type="float" office:value="0.16">
            <text:p>0.16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iy </meta:initial-creator>
    <meta:creation-date>2013-06-03T16:52:27</meta:creation-date>
    <dc:date>2013-06-03T17:11:05</dc:date>
    <dc:creator>seriy </dc:creator>
    <meta:editing-duration>PT3M27S</meta:editing-duration>
    <meta:editing-cycles>1</meta:editing-cycles>
    <meta:document-statistic meta:table-count="3" meta:cell-count="32" meta:object-count="2"/>
    <meta:generator>LibreOffice/3.5$Linux_X86_64 LibreOffice_project/350m1$Build-2</meta:generator>
  </office:meta>
</office:document-meta>
</file>